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0_5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An explanatory lecture/</text:p>
      <text:p text:style-name="P5">on/</text:p>
      <text:p text:style-name="P5">Parashat Shemot./</text:p>
      <text:p text:style-name="P5"/>
      <text:p text:style-name="P4">[Page 1]</text:p>
      <text:p text:style-name="P4">Brethren! <text:s/>I purpose this Sabbath to take a cursory view/ of the section we have read, explaining as I proceed what/ may need elucidation, and referring to that from which/ <text:span text:style-name="T1">we</text:span><text:span text:style-name="T3"> some useful lesson may be drawn./</text:span></text:p>
      <text:p text:style-name="P6">The first book of the Pentateuch closes with a description/ of the happy state enjoyed by Joseph both socially and/ domestically, and of the honors he received at his death,/ as the embalming of his body notably shows. <text:s/>The/ second book which we have just begun, relates, at/ the outset, that after the brothers of the viceroy of Egypt/ and their contemporaries had passed away from the earth,/ a circumstance arose which wrought much injury against/ the descendants of Jacob. <text:s/>A new dynasty succeeded/ in establishing itself over the land of Mizraim, and/ whereas the kings of a former race had favored the/ Hebrews because of the advantages which the country/ had derived from one of their ancestors, the rulers now/ in power ignoring past history, followed the opposite/ course. <text:s/>Seeing a people of foreign origin increase/ amazingly, they harbored suspicions. <text:s/>They feared that/</text:p>
      <text:p text:style-name="P6"/>
      <text:p text:style-name="P6">[Page 2]</text:p>
      <text:p text:style-name="P6"><text:soft-page-break/>in the event of an invasion, or an insurrection, the same/ people might make common cause with the enemy, and/ <text:span text:style-name="T1">even</text:span> if temporarily subdued, they might leave the country which they/ enriched with their industry. <text:s/>That apprehension sug-/-gested a wicked device. <text:s/>The Israelites must be reduced/ to a degraded condition. <text:s/>Spurned and contemned because/ of the menial services performed, they would be incapable/ of manly thoughts. <text:s/>Overburdened with labor, they would/ gradually sink under its weight, and deminish[sic!] in number./ <text:s/>Now; when we bear in mind that the sufferings of our/ progenitors were occasioned by their having closely clung toge-/-ther, and that for upwards of a hundred years--which/ must necessarily have elapsed since the family of Jacob had/ died off--a mere tradition sufficed to prevent any amal-/-gamation with idolaters, we must bestow a meed of praise/ on such religious constancy. <text:s/>We may admit with the/ Rabbins that a miraculous deliverance was well earned/ by those who long remained distinct in name, in language/ and in character. <text:s/>Only in one instance does the Pentateuch/ chronicle a deviation from that faithful demeanor, and/ as to demonstrate its ill-effects, it records <text:span text:style-name="T1">that</text:span> how from an/ intermarriage with a heathen, the man was born who became/</text:p>
      <text:p text:style-name="P6"/>
      <text:p text:style-name="P6">[Page 3]</text:p>
      <text:p text:style-name="P6">guilty of blasphemy. <text:s/>The parting words of Joseph/ had been indelibly stamped on the memory of his descend=/-ants. <text:s/>From father to son was handed down the promise/ that <text:span text:style-name="T1">for</text:span> the God of the patriarchs would surely visit those <text:span text:style-name="T1">that</text:span> who/ had gone to <text:span text:style-name="T1">soju sojurn</text:span> sojourn in Egypt, and bring them/ form thence to a land of their own possession. <text:s/>That celestial/ declaration imparted a buoyancy to the mind which kept it/ afloat amid a <text:span text:style-name="T1">sl</text:span> sea of troubles. <text:s/>For, notwithstanding/ the extreme severity of the work to which they were/ subjected, the Israelites grew numerous and full of/ vigour. <text:s/>Therefore did the tyrant resort to an expedient/ which he imagined it would accomplish his scheme, without/ being himself himself[sic!] exposed to public odium. <text:s/>It was after/ he perceived that the secret agents he had employed, refused/ to imbue their hands in innocent blood, that he/ threw off the mask, and commanded that all male-/ infants be cast into the Nile. <text:s/>How long that inhu-/-man mandate continued in force we cannot easily ascer-/-tain; but it seems that it was of short duration./ <text:s/>For, it had not evidently been issued at the birth of/</text:p>
      <text:p text:style-name="P6"/>
      <text:p text:style-name="P6">[Page 4]</text:p>
      <text:p text:style-name="P6">Aaron, which occurred three years prior to that of Moses,/ and after the wondrous rescuing of the latter, it does/ not appear that it was further put into execution./ <text:s/>Still its effect on Hebrew families must need shave/ been crushing. <text:s/>If we credit an ancient legend, Amram/ who had already two children by Jochebed, was terrified by/ that edict into a total separation from his wife, and only/ the reasoning of his daughter Miriam awakened him to/ a sense of the injustice he had committed. <text:s/>But how/ must the hearts of those parents have sunk within them,/ when their reunion gave existence to a son! <text:s/>Who/ but the compassionate Lord beheld their watching in the/ dead of night to prevent the infant cry so fatal to their/ happiness? <text:s/>At every sound they startled. <text:s/>Every step/ inspired them with dread. <text:s/>Yet for three months the/ remarkably quiet nature of the child, enabled them to/ evade the vigilance of Pharaoh's officers. <text:s/>But at the/ expiration of that period, concealment became impossible./ <text:s/>With anguish of spirit but not hopelessly did the mother/ fashion the chest wherein her babe would be shut./ <text:s/>She <text:span text:style-name="T1">places</text:span> doubtless had heard from her sires, of the marvellous[sic!]/ salvation of Noah, and she also shaped an ark which/</text:p>
      <text:p text:style-name="P6"/>
      <text:p text:style-name="P6">[Page 5]</text:p>
      <text:p text:style-name="P6">might, through a heavenly power, defy the surging/ waters. <text:s/>She placed it on the banks of the river, and/ turned homeward. <text:s/>Her presence at that spot might/ arouse suspicion. <text:s/>But strong in faith, she <text:span text:style-name="T1">placed</text:span>/ bid her young daughter watch at a distance./ <text:s/>A hand is stretched out. <text:s/>Her son will not be con-/-signed to an untimely <text:span text:style-name="T1">death</text:span> grave. <text:s/>The seed of wicked-/-ness has singularly yeilded[sic!] a righteous fruit. <text:s/>From/ the stock of Pharaoh, a branch issued forth, whereon/ Moses held for safety. <text:s/>Nurtured in a <text:soft-page-break/>lowly/ dwelling, he was from thence conveyed to a palace./ <text:s/>The adopted son of a Princess imbibed rare knowledge./ <text:s/>For, the learning of a sacerdotal caste in Egypt, was/ confessedly great. <text:s/>The favored youth must have been/ initiated in the arts and sciences withheld in the days/ of yore from the multitudes, and imparted solely to the/ privileged few. <text:s/>But if his mind had been richly/ stored, the education of his heart proved itself most/ complete. <text:s/>For his nature was open to the tenderest/ emotions, while it revolted against every act of injustice./</text:p>
      <text:p text:style-name="P6"/>
      <text:p text:style-name="P6">[Page 6]</text:p>
      <text:p text:style-name="P6">The sentiment which <text:span text:style-name="T1">[?]</text:span> prompted him to fell to the/ ground the dastardly Egyptian who struck the defenseless/ Hebrew, impelled him likewise to rebuke the Israelite/ who wrongfully attacked his fellow-believer. <text:s/>And the/ same human feeling was a stimulous[sic!] to his manly deed/ at the well in the country of Midian./ <text:s/></text:p>
      <text:p text:style-name="P6">Not infrequently we meet self-sufficiency as the ac-/-companiment of a high-spirit. <text:s/>He who braves dan-/-ger while engaged in a righteous cause, may be also likely/ to entertain an overweening opinion of his own powers./ <text:s/>Moses was daring, but withal meek in the extreme./ <text:s/>Reared in the splendour of royalty, he did not disdain/ to take a shepherd's crook, and go in quest of pasture./ <text:s/>The wilderness of Sinai offered some fertile spots, wherein/ his flock might feed and lie down. <text:s/>Thither he/ wended his steps. <text:s/>Wrapped in solitude his soul must/ have sorrowed, <text:span text:style-name="T1">in contemplating</text:span> meditating on the oppression/ of his brethren; and [?] forth supplications for their/ speedy deliverance. <text:s/>But....why does he gaze so/ intently on yonder hill? <text:s/>The apparition is truly/ <text:span text:style-name="T1">un</text:span> stupendous! <text:s/>A bush unconsumed amidst a blazing/ fire. <text:s/>He moves forward. <text:s/>His eyes must search/</text:p>
      <text:p text:style-name="P6"/>
      <text:p text:style-name="P6">[Page 7]</text:p>
      <text:p text:style-name="P6">into a cause so supernatural. <text:s/>Could the bush/ typify a feeble nation, and the blazing fire its/ fierce enemies? <text:s/>But how can it remain unscathed?/ <text:s/>Nay, by a divine influence resting therein. <text:s/>A voice/ calls. <text:s/>Moses, Moses thou art the celestially chosen Libera-/-tor of an oppressed race. <text:s/>Through thy instrumentality/ will be fulfilled the <text:span text:style-name="T1">coe</text:span> covenant established <text:span text:style-name="T1">[?]</text:span>/ with the righteous patriarchs. <text:s/>Their progeny will believe/ when thou presentest thyself as the messenger of that/ Being, whose name <text:span text:style-name="T1">refer</text:span> signifies his eternity, and/ whom tradition has taught to recognize as the God of/ Abraham, Isaac and Jacob. <text:s/>Fear none. <text:s/>Thy/ staff will become a serpent, with which to scourge the/ [?], while it will lead the upright to the/ way of freedom. <text:s/>Thy hand will at times uplift/ the degraded, at others it will strike the <text:span text:style-name="T1">d</text:span> obdurate/ as with leprosy. <text:s/>And to prove furthermore that the/ elements will be subservient to thy will, in the discharge/ of thy undertaking, thou wilt be enabled to change/ water into blood. <text:s/>But the meekest of men/ distrust his powers. <text:s/>He pleads his <text:span text:style-name="T1">inab</text:span> incapacity/ by reason of his present condition in life. <text:s/>He alleges/</text:p>
      <text:p text:style-name="P6"/>
      <text:p text:style-name="P6">[Page 8]</text:p>
      <text:p text:style-name="P6">the difficulty he will encounter in inspiring his brethren/ with confidence. <text:s/>He dwells on his lack of eloquence,/ and after all arguments advanced are set at rest, he/ betakes himself to prayer. <text:s/>He entreats the Lord that/ one might be sent whose agency could not possibly/ fail; intimating that as an angel effected the destruction/ of Sodom and the salvation of Lot, so now a celestial/ being might be commissioned to overthrow the king-/-dom of the Pharaohs, and let the bondmen go free./ <text:s/>But more than we ourselves know, Our Maker understands/ the powers of which we are capable. <text:s/>He who has framed/ our minds sees how vigourous[sic!] or how feeble are the/ faculties we possess. <text:s/>Moses was beyond question/ the fittest man, by nature and education to <text:span text:style-name="T1">be</text:span> whom/ an authority divine should be delegated. <text:s/>Who will/ now dispute his preeminence as a leader and a prophet?/ <text:s/>To quiet his agitated spirits, he was promised a/ coadjutor, but it soon became apparent that he was/ the soul of that mission so marvellous in all its features,/ so momentous in its consequences./</text:p>
      <text:p text:style-name="P6"/>
      <text:p text:style-name="P6"><text:soft-page-break/>[Page 9]</text:p>
      <text:p text:style-name="P6">Taking leave of his father-in-law, Moses departed/ for Egypt. <text:s/>But almost to show human liability to/ error, the Scriptures relate how at the very hour he/ had been selected for a high purpose, the servant of/ the Lord in his anxiety to fulfil[sic!] one duty, became/ oblivious of another. <text:s/>His negligence might have/ been visited on him with severity, had not his/ sagacious wife made atonement for it, by introducing/ her youngest son into the Abrahamic covenant./ <text:s/>Reassured against all dangers, restored to perfect/ health, Moses directed all his thoughts to the deliverance/ of the enthralled. <text:s/>As he who long envelopped[sic!]/ in darkness hails the faint glimmer of the rising/ dawn, so did the afflicted greet the two heralds/ of their forthcoming redemption. <text:s/>All they had/ learnt from their fathers crowded then their memories./ <text:s/>They remembered that what now happened had/ been revealed four hundred years before in a vision/ to the first believer, and they fell prostrate in/ adoration to the great God, whose promises are/ unfailing, and whose attributes are justice/ and <text:span text:style-name="T1">goodn</text:span> mercy./</text:p>
      <text:p text:style-name="P6"/>
      <text:p text:style-name="P6">[Page 10]</text:p>
      <text:p text:style-name="P6">Pharaoh denied any knowledge of that eternal/ Being, the avenger of innocent <text:s/>blood. <text:s/>He rivetted[sic!]/ the chains wound around his slaves. <text:s/>He commanded/ that their oppression be made more fierce. <text:s/>The Hebrews/ had heretofore received the straw, which, blended with/ the soft clay of Egypt, imparted to the bricks/ they made more solidity. <text:s/>But now the supply/ should b withheld. <text:s/>They should go in search thereof, with-/-out lessening aught of their customary task. <text:s/>The/ lash is applied to their weary bodies. <text:s/>Contumely is/ added to the injury. <text:s/>But God had said it./ <text:s/><text:span text:style-name="T1">"But</text:span> "The nation whom they shall serve, <text:span text:style-name="T4">I</text:span><text:span text:style-name="T5"> will judge?/ <text:s/>The hour has struck. <text:s/>Inhabitant of Mizraim/ flee for thy life. <text:s/>The tempest is raging abroad./ <text:s/>It threatens to overwhelm </text:span><text:span text:style-name="T2">thy life</text:span><text:span text:style-name="T5"> thee. <text:s/>But...../ wisdom has departed from Mizraim. <text:s/>God has poured/ out on her Sages a spirit of </text:span><text:span text:style-name="T2">stupection</text:span><text:span text:style-name="T5"> stupefaction;/ that they might stumble and fall. <text:s/>The/ oppressors shall be rooted out </text:span><text:span text:style-name="T2">from</text:span><text:span text:style-name="T5"> of the earth./ <text:s/>The oppressed shall inherit it, and rejoice/ in the salvation of their Lor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30T14:50:56.21</meta:creation-date>
    <dc:date>2012-05-01T13:04:24.17</dc:date>
    <dc:creator>Penn Libraries</dc:creator>
    <meta:editing-duration>PT02H02M3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6" meta:word-count="2063" meta:character-count="12774"/>
  </office:meta>
</office:document-meta>
</file>